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0 0 0 0 0 0 0 0 0 0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4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6" style:parent-style-name="Normální" style:family="paragraph">
      <style:text-properties fo:font-weight="bold" style:font-weight-asian="bold"/>
    </style:style>
    <style:style style:name="P17" style:parent-style-name="Číslovanýseznam" style:family="paragraph">
      <style:paragraph-properties fo:text-align="start" fo:margin-left="0.3937in" fo:text-indent="-0.3937in">
        <style:tab-stops>
          <style:tab-stop style:type="left" style:position="0in"/>
        </style:tab-stops>
      </style:paragraph-properties>
    </style:style>
    <style:style style:name="P18" style:parent-style-name="Číslovanýseznam" style:family="paragraph">
      <style:paragraph-properties fo:text-align="start" fo:margin-left="0.3937in" fo:text-indent="-0.3937in">
        <style:tab-stops>
          <style:tab-stop style:type="left" style:position="0in"/>
        </style:tab-stops>
      </style:paragraph-properties>
    </style:style>
    <style:style style:name="T19" style:parent-style-name="Standardnípísmoodstavce" style:family="text">
      <style:text-properties fo:font-weight="bold" style:font-weight-asian="bold"/>
    </style:style>
    <style:style style:name="T20" style:parent-style-name="Standardnípísmoodstavce" style:family="text">
      <style:text-properties fo:font-weight="bold" style:font-weight-asian="bold"/>
    </style:style>
    <style:style style:name="T21" style:parent-style-name="Standardnípísmoodstavce" style:family="text">
      <style:text-properties fo:font-weight="bold" style:font-weight-asian="bold"/>
    </style:style>
    <style:style style:name="T22" style:parent-style-name="Značkapozn.podčarou" style:family="text">
      <style:text-properties fo:font-weight="normal" style:font-weight-asian="normal" fo:font-size="9pt" style:font-size-asian="9pt"/>
    </style:style>
    <style:style style:name="P23" style:parent-style-name="Nadpis2" style:family="paragraph">
      <style:text-properties fo:font-weight="normal" style:font-weight-asian="normal"/>
    </style:style>
    <style:style style:name="T24" style:parent-style-name="Silné" style:family="text">
      <style:text-properties fo:font-weight="normal" style:font-weight-asian="normal"/>
    </style:style>
    <style:style style:name="P25" style:parent-style-name="podpis" style:family="paragraph">
      <style:paragraph-properties fo:text-align="start" fo:margin-left="0in">
        <style:tab-stops/>
      </style:paragraph-properties>
    </style:style>
    <style:style style:name="P26" style:parent-style-name="podpis" style:family="paragraph">
      <style:paragraph-properties fo:text-align="start" fo:margin-left="0in">
        <style:tab-stops/>
      </style:paragraph-properties>
    </style:style>
    <style:style style:name="P27" style:parent-style-name="Základnítext" style:family="paragraph">
      <style:paragraph-properties fo:margin-top="0in" fo:margin-bottom="0in" fo:line-height="100%"/>
    </style:style>
    <style:style style:name="T28" style:parent-style-name="Silné" style:family="text">
      <style:text-properties fo:font-weight="normal" style:font-weight-asian="normal"/>
    </style:style>
    <style:style style:name="P29" style:parent-style-name="Základnítext" style:family="paragraph">
      <style:paragraph-properties fo:margin-top="0in" fo:margin-bottom="0in" fo:line-height="100%"/>
    </style:style>
    <style:style style:name="T30" style:parent-style-name="Silné" style:family="text">
      <style:text-properties fo:font-weight="normal" style:font-weight-asian="normal"/>
    </style:style>
    <style:style style:name="P31" style:parent-style-name="Nadpis1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4">
            <text:p text:style-name="Normální"/>
            <text:p text:style-name="Normální"/>
            <text:p text:style-name="Normální">K106 6/2025</text:p>
            <text:p text:style-name="Normální">KVOP-6739/2025</text:p>
            <text:p text:style-name="Normální">13. 02. 2025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><text:s text:c="5"/></text:p>
            <text:p text:style-name="Normální">Vážený pan</text:p>
            <text:p text:style-name="Normální">A. S.</text:p>
            <text:p text:style-name="Normální"/>
            <text:p text:style-name="Normální"/>
            <text:p text:style-name="Normální"/>
            <text:p text:style-name="Normální"/>
            <text:p text:style-name="P16">Doporučeně</text:p>
            <text:p text:style-name="Normální"/>
            <text:p text:style-name="Normální"/>
          </table:table-cell>
        </table:table-row>
      </table:table>
      <text:h text:style-name="Nadpis1" text:outline-level="1">Sdělení</text:h>
      <text:h text:style-name="Nadpis1" text:outline-level="1">o vyřízení žádosti<text:s/>o informace</text:h>
      <text:h text:style-name="Nadpis1" text:outline-level="1">a o částečném odložení žádosti</text:h>
      <text:h text:style-name="Nadpis1" text:outline-level="1">podle zákona<text:s/>č. 106/1999 Sb.,<text:s/>o svobodném přístupu<text:s/>k informacím</text:h>
      <text:p text:style-name="Základnítext">Vážený pane inženýre,</text:p>
      <text:p text:style-name="Základnítext">dne 7. 2. 2025<text:s/>obdržela Kancelář veřejného ochránce práv Vaši žádost o informace. Žádáte o<text:s/>poskytnutí a zaslání těchto<text:s/>informací:</text:p>
      <text:list text:style-name="LFO4" text:continue-numbering="true">
        <text:list-item>
          <text:p text:style-name="P17">„občanský zákoník, občanský soudní řád, exekuční řád, trestní zákoník, trestní řád, zákon o matrikách (o změně jména a příjmení), zákon o svobodném přístupu k informacím, zákon o advokacii, stavovské předpisy, daňový řád, zákon o daních z příjmů, zákon o Ústavním soudu, Listinu základních práv a svobod, zákon o Vězeňské službě ČR, Mezinárodní justiční spolupráce“<text:s text:c="2"/>a</text:p>
        </text:list-item>
        <text:list-item>
          <text:p text:style-name="P18">2 rozhodnutí veřejného ochránce práv, kde se Vás ochránce zastal proti Věznici Heřmanice a Věznici Mírov, patrně v letech 2016 - 2019.</text:p>
        </text:list-item>
      </text:list>
      <text:h text:style-name="Nadpis2" text:outline-level="2"/>
      <text:h text:style-name="Nadpis2" text:outline-level="2">Dáváme Vám tyto informace:</text:h>
      <text:h text:style-name="Nadpis2" text:outline-level="2"/>
      <text:h text:style-name="Nadpis2" text:outline-level="2">K bodu č. 1</text:h>
      <text:p text:style-name="Základnítext"><text:span text:style-name="T19">Tyto předpisy Vám neposkytneme, protože se nevztahují k působnosti veřejného ochránce práv.</text:span><text:s/>Kancelář veřejného ochránce práv v této části<text:s/><text:span text:style-name="T20">odkládá</text:span><text:span text:style-name="T21"><text:s/></text:span><text:span text:style-name="Silné">Vaši žádost o informace</text:span><text:s/>ze dne 7. 2. 2025<text:s/>podle § 14 odst. 5 písm. c) zákona<text:s/>o svobodném přístupu<text:s/>k informacím,<text:span text:style-name="Značkapozn.podčarou"><text:note text:note-class="footnote" text:id="_ftn0"><text:note-citation>1</text:note-citation><text:note-body><text:p text:style-name="Textpozn.podčarou"><text:s/><text:span text:style-name="T22"><text:tab/></text:span>„Povinný<text:s/>subjekt posoudí žádost<text:s/>a […]<text:s/>v případě, že požadované informace se nevztahují<text:s/>k jeho působnosti, žádost odloží<text:s/>a tuto odůvodněnou skutečnost sdělí<text:s/>[…] žadateli“.</text:p></text:note-body></text:note></text:span><text:s/>protože se tyto požadované informace<text:s/>nevztahují<text:s/>k působnosti veřejného ochránce práv, ochránce není vydavatelem těchto právních předpisů, ani nepochází z jeho činnosti.</text:p>
      <text:soft-page-break/>
      <text:h text:style-name="P23" text:outline-level="2">Povinný subjekt příslušný k poskytnutí právních předpisů vydaných ve Sbírce zákonů je Ministerstvo vnitra nikoliv Kancelář veřejného ochránce práv.</text:h>
      <text:h text:style-name="Nadpis2" text:outline-level="2"/>
      <text:h text:style-name="Nadpis2" text:outline-level="2">K bodu č. 2</text:h>
      <text:p text:style-name="Základnítext"><text:span text:style-name="T24">V databázi spisové služby Kanceláře veřejného ochránce práv evidujeme k Vaší osobě dvě šetření z období let 2016-2020. Obě zprávy o šetření Vám poskytujeme.</text:span></text:p>
      <text:p text:style-name="Základnítext">S pozdravem</text:p>
      <text:p text:style-name="Základnítext"/>
      <text:p text:style-name="podpis"/>
      <text:p text:style-name="podpis"/>
      <text:p text:style-name="podpis">JUDr. Pavel Pořízek, Ph.D.</text:p>
      <text:p text:style-name="podpis">vedoucí Kanceláře veřejného ochránce práv</text:p>
      <text:p text:style-name="podpis"/>
      <text:p text:style-name="P25"/>
      <text:p text:style-name="P26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>Přílohy</text:p>
      <text:p text:style-name="P27"><text:span text:style-name="T28">Zpráva o šetření veřejného ochránce práv ze dne 20.1.2020, sp. zn. 2318/2017/VOP/MS</text:span></text:p>
      <text:p text:style-name="P29"><text:span text:style-name="T30">Zpráva o šetření veřejného ochránce práv ze dne 7.7.2020, sp. zn. 84/2020/VOP/OK</text:span></text:p>
      <text:h text:style-name="P3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>
        <style:tab-stops>
          <style:tab-stop style:type="left" style:position="3.2034in"/>
        </style:tab-stops>
      </style:paragraph-properties>
    </style:style>
    <style:style style:name="P11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2" style:parent-style-name="Standardnípísmoodstavce" style:family="text">
      <style:text-properties style:font-name="Calibri" style:font-size-complex="11.5pt"/>
    </style:style>
    <style:style style:name="P13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/text:p>
        <text:p text:style-name="P11"><text:span text:style-name="T12">KVOPX00F7ZAM</text:span>KVOPX00F7ZAM</text:p>
        <text:p text:style-name="P13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5-03-17T08:46:00Z</meta:creation-date>
    <dc:date>2025-03-17T08:46:00Z</dc:date>
    <meta:print-date>2016-06-27T07:08:00Z</meta:print-date>
    <meta:template xlink:href="KVOP_dopis%20vedoucího" xlink:type="simple"/>
    <meta:editing-cycles>2</meta:editing-cycles>
    <meta:editing-duration>PT0S</meta:editing-duration>
    <meta:user-defined meta:name="ContentTypeId">0x010100D3A71DC738674B4893D02C4CA0E22FAC</meta:user-defined>
    <meta:document-statistic meta:page-count="2" meta:paragraph-count="4" meta:word-count="294" meta:character-count="2025" meta:row-count="14" meta:non-whitespace-character-count="1735"/>
  </office:meta>
</office:document-meta>
</file>